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2.517291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0.87687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0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78.7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ro8" style:family="table-row">
      <style:table-row-properties style:row-height="157.5pt" style:use-optimal-row-height="true" fo:break-before="auto"/>
    </style:style>
    <style:style style:name="ro9" style:family="table-row">
      <style:table-row-properties style:row-height="141.75pt" style:use-optimal-row-height="true" fo:break-before="auto"/>
    </style:style>
    <style:style style:name="ro10" style:family="table-row">
      <style:table-row-properties style:row-height="63pt" style:use-optimal-row-height="true" fo:break-before="auto"/>
    </style:style>
    <style:style style:name="ro11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pri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0-04T00:00:00" table:style-name="ce3">
            <text:p>10/4/2018</text:p>
          </table:table-cell>
          <table:table-cell office:value-type="string" table:style-name="ce4">
            <text:p>Downloaded jenkins on windows,</text:p>
            <text:p>Started jenkins using command prompt and done with the following command to extract the .war file (java -jar jenkins.war),</text:p>
            <text:p>Accessed jenkins through the link −&gt;<text:s/><text:span text:style-name="T2">http://localhost:8080</text:span>,</text:p>
            <text:p>Jenkins dashboard is opened by providing user name and password,</text:p>
            <text:p>Exploring jenkins dashboard/console,</text:p>
            <text:p>Changed the port from 8080 to 8088 using the command<text:s/><text:span text:style-name="T2">java -jar jenkins.war --httpPort=8088</text:span><text:s/>and accessed jenkins through link -&gt;<text:s/><text:span text:style-name="T2">http://localhost:8088</text:span>,</text:p>
            <text:p>Troubleshooting the issue regarding plugins as default plugins are not available in the dashboar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5">
          <table:table-cell office:value-type="date" office:date-value="2018-11-04T00:00:00" table:style-name="ce3">
            <text:p>11/4/2018</text:p>
          </table:table-cell>
          <table:table-cell office:value-type="string" table:style-name="ce4">
            <text:p>Working with the scenario: Compiling and running a java file in jenkins on Windows i.e., by integrating Jenkins and GitHub (with the GitHub Jenkins Plugin),</text:p>
            <text:p>Exploring GitHub repository,</text:p>
            <text:p>Created an account in github -&gt; https://github.com/ and created a new repository,</text:p>
            <text:p>Uploaded some files into repository by browsing the fil path and committed the changes,</text:p>
            <text:p>Checked the files present in the particular repo whether they are committed or not,</text:p>
            <text:p>Modified files which are already uploaded in the repo and again committed,</text:p>
            <text:p>Deleted files in the repository by selecting particular file to be deleted and again committed,</text:p>
            <text:p>I have pushed the code into the git repository and committed the changes required, debugging the plugins issue in jenkins and doing documentation parallel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date" office:date-value="2018-12-04T00:00:00" table:style-name="ce3">
            <text:p>12/4/2018</text:p>
          </table:table-cell>
          <table:table-cell office:value-type="string" table:style-name="ce4">
            <text:p>Done with a scenario Git Plugin setup in Jenkins,</text:p>
            <text:p>Downloaded the latest Git.exe file for Windows and Installed,</text:p>
            <text:p>Aaccessing git from windows command prompt without using Github server,</text:p>
            <text:p>Got to know about Git advantages,</text:p>
            <text:p>Working with git commands which are used to set a git repositor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7">
          <table:table-cell office:value-type="string" table:style-name="ce3">
            <text:p>13/4/2018</text:p>
          </table:table-cell>
          <table:table-cell office:value-type="string" table:style-name="ce4">
            <text:p>Working with the scenario integrating jenkins and github i.e., Compiling and running a java file in jenkins on Windows,</text:p>
            <text:p>Successfully pushed the code into git repository,</text:p>
            <text:p>But unable to push code from git repository to the jenkins because of the following issue,</text:p>
            <text:p><text:s text:c="2"/>Error occurred due to "SSL certificate problem: self signed certificate in certificate chain",</text:p>
            <text:p>I have cloned files from the repository to local environment just to verify. But again faced the same issue,</text:p>
            <text:p>Unable to access git, so troubleshooting the above issu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16/4/2018</text:p>
          </table:table-cell>
          <table:table-cell office:value-type="string" table:style-name="ce4">
            <text:p>Done with the scenario:</text:p>
            <text:p>Integrating jenkins and github via github plugin i.e., Compiling and running a java application in jenkins on Windows</text:p>
            <text:p>Created a job in jenkins</text:p>
            <text:p>Configured the job with respective details:</text:p>
            <text:p><text:s/>Gave Project details and GitHub url (as my repository is hosted from github)</text:p>
            <text:p><text:s/>Selected Source Code Management (SCM) as Git and provided the respective url</text:p>
            <text:p><text:s/>Next pushed the code; next coming to Build section, opted for add build step<text:s/></text:p>
            <text:p><text:s/>Gave the commands required for compiling and running the application by selecting the option Execute Windows batch command.</text:p>
            <text:p><text:s/>Saved and Build the job successfully; Now build history is seen by clicking #1<text:s/></text:p>
            <text:p><text:s/>Output is viewed in console output section once job is build successful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4/2018</text:p>
          </table:table-cell>
          <table:table-cell office:value-type="string" table:style-name="ce4">
            <text:p>Doing research and development on pull request and merge request,</text:p>
            <text:p>Attended KT session on NOC (Network Operations Center) and Nagios,</text:p>
            <text:p>Done with the issue "SSL certificate problem: self signed certificate in certificate chain",</text:p>
            <text:p>Tested Jenkins by picking up an appilcation from git repositroy to integrate,</text:p>
            <text:p>Troubleshooting the issue: Class names, are only accepted if annotation processing is explicitly requeste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string" table:style-name="ce3">
            <text:p>18/4/2018</text:p>
          </table:table-cell>
          <table:table-cell office:value-type="string" table:style-name="ce4">
            <text:p>Done with the issue "Class names, are only accepted if annotation processing is explicitly requested",</text:p>
            <text:p>Tested the scenario again in Jenkins by picking up an appilcation from git repositroy to integrate - worked fine,</text:p>
            <text:p>Done documnetation on the scenarios: Jenkins - Git Setup &amp; Integrating Jenkins - GitHub,</text:p>
            <text:p>Attended KT session regarding disk alerts and application alerts,</text:p>
            <text:p>Getting to know about Network Operations Center, its design and managing NOC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9/4/2018</text:p>
          </table:table-cell>
          <table:table-cell office:value-type="string" table:style-name="ce4">
            <text:p>Getting to know about and working on:</text:p>
            <text:p>Booting process in linux,</text:p>
            <text:p>Steps involved in the booting process,</text:p>
            <text:p>Commands to Monitor Swap Space Usage in Linux,</text:p>
            <text:p>Usage of nice and renice commands,</text:p>
            <text:p>Exploring the git gui ,</text:p>
            <text:p>Doing r&amp;d on git on window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0/4/2018</text:p>
          </table:table-cell>
          <table:table-cell office:value-type="string" table:style-name="ce4">
            <text:p>Attended a meeting on an effective communication,</text:p>
            <text:p>Got to know about logrotate,</text:p>
            <text:p>Doing r&amp;d on git extension on windows,</text:p>
            <text:p>Working with the scenario Jenkins Tomcat setup,</text:p>
            <text:p>Troubleshooting the issue "FAIL - Application at context path [/jenkins] could not be started"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3/4/2018</text:p>
          </table:table-cell>
          <table:table-cell office:value-type="string" table:style-name="ce4">
            <text:p>Done with the issue "FAIL - Application at context path [/jenkins] could not be started",</text:p>
            <text:p>Configured the following in tomcat web application manager to deploy jenkins.war file,</text:p>
            <text:p>Context Path<text:s text:c="2"/></text:p>
            <text:p>XML Configuration file URL<text:s/></text:p>
            <text:p>WAR or Directory URL</text:p>
            <text:p>Successfully deployed jenkins.war in the tomcat,</text:p>
            <text:p>Troubleshooting the issue "The origin server did not find a current representation for the target resource or is not willing to disclose that one exists" while accessing the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4/4/2018</text:p>
          </table:table-cell>
          <table:table-cell office:value-type="string" table:style-name="ce4">
            <text:p>I have been monitoring mails,</text:p>
            <text:p>Started the jenkins application from tomcat, message is displayed as "OK - Started application at context path [/jenkins]",</text:p>
            <text:p>Tried to access jenkins through http://localhost:8080/jenkins/ but facing the issue "HTTP Status 404 – Not Found",</text:p>
            <text:p>Troubleshooting the above issue,</text:p>
            <text:p>Meanwhile trying to deploy jenkins.war directly by uploading WAR file without configuring, but unable to do so because the connection to the server was reset while the page was loading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25/4/2018</text:p>
          </table:table-cell>
          <table:table-cell office:value-type="string" table:style-name="ce4">
            <text:p>Checked the opened ports on the system by using netstat command and its options,</text:p>
            <text:p>And changed the tomcat port as jenkins and tomcat are running on the same port; some port conflicts occurred,</text:p>
            <text:p>Stopped the tomcat server</text:p>
            <text:p>Opened Tomcat_Home/conf/server.xml file to edit<text:s/></text:p>
            <text:p>Looked for the port *8080* in the xml file and replaced with the other available port</text:p>
            <text:p>&lt;Connector port="8080" protocol="HTTP/1.1"<text:s/></text:p>
            <text:p>connectionTimeout="20000"<text:s/></text:p>
            <text:p>redirectPort="8443" /&gt;</text:p>
            <text:p>Wrote playbook for deploying jenkins.war in the tomcat,</text:p>
            <text:p>Successfully deployed jenkins.war in the tomca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4/2018</text:p>
          </table:table-cell>
          <table:table-cell office:value-type="string" table:style-name="ce4">
            <text:p>Working with the scenario jenkins tomcat setup,</text:p>
            <text:p>Modifying the playbook jenkins.war,</text:p>
            <text:p>Working with the ansible modules that enables the port 8080 such that jenkins would run on that port,</text:p>
            <text:p>Troubleshooting the issues:</text:p>
            <text:p>Encountered exception [javax.management.RuntimeOperationsException: Exception invoking method check],</text:p>
            <text:p>403 Access Denied - You are not authorized to view this page</text:p>
            <text:p>By default the Manager is only accessible from a browser running on the same machine as Tomcat. If you wish to modify this restriction, you'll need to edit the Manager's context.xml file.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7/4/2018</text:p>
          </table:table-cell>
          <table:table-cell office:value-type="string" table:style-name="ce4">
            <text:p>Done with the scenario jenkins tomcat setup on windows,</text:p>
            <text:p>Installed tomcat on windows,</text:p>
            <text:p>Changed the default port of tomcat server in conf/tomcat-users.xml,</text:p>
            <text:p>Downloaded jenkins.war,</text:p>
            <text:p>Placed the jenkins.war file in webapps folder,</text:p>
            <text:p>And successfully deployed jenkins.war application in tomcat web application manager,</text:p>
            <text:p>Accessed the jenkins application from the tomcat,</text:p>
            <text:p>Working with the documentation for the scenario jenkins-tomcat setup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May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2-05T00:00:00" table:style-name="ce3">
            <text:p>2/5/2018</text:p>
          </table:table-cell>
          <table:table-cell office:value-type="string" table:style-name="ce4">
            <text:p>Done with the documentation jenkins-tomcat setup,</text:p>
            <text:p>Done with the scenario, jenkins picks up a java application from local system which is placed in the jenkins workplace an then a job is build,</text:p>
            <text:p>Done document on the above scenario,</text:p>
            <text:p>Attended KT session on<text:s/></text:p>
            <text:p>LDAP servers,Active Directory,User creation in Physical box and VM and gone through them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date" office:date-value="2018-03-05T00:00:00" table:style-name="ce3">
            <text:p>3/5/2018</text:p>
          </table:table-cell>
          <table:table-cell office:value-type="string" table:style-name="ce4">
            <text:p>Went through the LDAP, AD and Git tutorial sessions,</text:p>
            <text:p>Installed git on windows and accessed it from git bash,</text:p>
            <text:p>After building the project (integrating Jenkins and Git) received the above error on the console output section,</text:p>
            <text:p>" ERROR: Error cloning remote repo 'origin' "</text:p>
            <text:p>Troubleshooted above issue by performing the below steps:</text:p>
            <text:p>1. Go to Manage Jenkins <text:s/>&gt; <text:s/>Global Tool Configurations<text:s/></text:p>
            <text:p>2. Under Git configuration <text:s/>&gt; <text:s/>Git installations<text:s/></text:p>
            <text:p>3. Enter complete path to git executable including git.exe <text:s/>&gt; Save <text:s/>&gt; Again build the project</text:p>
            <text:p>Done with the job jenkins and github integration and built it in other way through global tool configur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4-05T00:00:00" table:style-name="ce3">
            <text:p>4/5/2018</text:p>
          </table:table-cell>
          <table:table-cell office:value-type="string" table:style-name="ce4">
            <text:p>Went through the jenkins beginner tutorial regarding:</text:p>
            <text:p>Scheduling cron jobs in jenkins and<text:s/></text:p>
            <text:p>Build trigger configuration with options build periodically and Poll SCM ,</text:p>
            <text:p>Done with a scenario Jenkins integration with GIT - SCM successfully,</text:p>
            <text:p>Configured Poll SCM in build triggers by scheduling cron job,</text:p>
            <text:p>Working with the document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date" office:date-value="2018-07-05T00:00:00" table:style-name="ce3">
            <text:p>7/5/2018</text:p>
          </table:table-cell>
          <table:table-cell office:value-type="string" table:style-name="ce4">
            <text:p>Done with the documentation on the scenario - Jenkins integration with GIT - SCM,</text:p>
            <text:p>Done with a scenario - scheduling a job in jenkins by using the option build periodically in build trigger section,</text:p>
            <text:p>Scheduled job in jenkins by using cron compliant format,</text:p>
            <text:p>Completed documentation regarding the scenario scheduling a job in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date" office:date-value="2018-08-05T00:00:00" table:style-name="ce3">
            <text:p>8/5/2018</text:p>
          </table:table-cell>
          <table:table-cell office:value-type="string" table:style-name="ce4">
            <text:p>Made some modifications in the documentation on the scenario - Jenkins integration with GIT - SCM,</text:p>
            <text:p>Gone through Git and GitHub Beginner Tutorial on Branching and Merging concept,</text:p>
            <text:p>Got to know about few commands those are required for Branching and Merging,</text:p>
            <text:p>Working with Branching &amp; Merging, made changes in github using git commands through git bash,</text:p>
            <text:p>Troubleshooted the issue:<text:s/></text:p>
            <text:p>! [rejected] master -&gt; master (fetch first)</text:p>
            <text:p>error: failed to push some refs to 'git repo url'</text:p>
            <text:p>hint: Updates were rejected because the remote contains work that you do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9-05T00:00:00" table:style-name="ce3">
            <text:p>9/5/2018</text:p>
          </table:table-cell>
          <table:table-cell office:value-type="string" table:style-name="ce4">
            <text:p>Done documentation on the following:</text:p>
            <text:p>Git &amp; Git Hub Introduction,</text:p>
            <text:p>Installing Git on windows,</text:p>
            <text:p>Creating a branch,</text:p>
            <text:p>Merging a branch,</text:p>
            <text:p>Deleting a branch,</text:p>
            <text:p>Working with the scenario i.e., accessing files from a new branch in git repository rather than using master branch from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10-05T00:00:00" table:style-name="ce3">
            <text:p>10/5/2018</text:p>
          </table:table-cell>
          <table:table-cell office:value-type="string" table:style-name="ce4">
            <text:p>Gone through the Git and GitHub Beginner Tutorial on how to send email from GitHub,</text:p>
            <text:p>Done with the scenario successfully on how to trigger notification email from github whenever there is a change/commit in the project by:</text:p>
            <text:p>Adding Email service to get notification to the particular email address and</text:p>
            <text:p>Tested and validated the scenario by making some changes in the project to check whether notification is triggered or not,</text:p>
            <text:p>Done with the documentation regarding the above mentioned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11-05T00:00:00" table:style-name="ce3">
            <text:p>11/5/2018</text:p>
          </table:table-cell>
          <table:table-cell office:value-type="string" table:style-name="ce4">
            <text:p>Gone through the Git and GitHub Beginner Tutorial on how to create users and manage roles,</text:p>
            <text:p>Installed Role-based Authorization strategy plugin,</text:p>
            <text:p>Created and Cofigured new users in jenkins dashboard,</text:p>
            <text:p>Created and Assigned users to roles,</text:p>
            <text:p>Plugin enables user authorization and roles can be defined globally or for particular jobs or nodes selected by regular expressions,</text:p>
            <text:p>Controlled user access on projects by creating global role employee and project roles developer and test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4/5/2018</text:p>
          </table:table-cell>
          <table:table-cell office:value-type="string" table:style-name="ce4">
            <text:p>Gone through Git and GitHub Beginner Tutorial on git tags,</text:p>
            <text:p>Got to know about:<text:s/></text:p>
            <text:p>Branching versus tags,</text:p>
            <text:p>Tags which allow you to refer to a specific commit in a repository,</text:p>
            <text:p>Difference between tags and annotated tags,</text:p>
            <text:p>Worked with the git tag commands to create tags, annotated tags &amp; deleted tags,</text:p>
            <text:p>Working with Display or show tag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5/5/2018</text:p>
          </table:table-cell>
          <table:table-cell office:value-type="string" table:style-name="ce4">
            <text:p>Done documentation on branching versus tags, creation of tags, annotated tags and displaying tags.</text:p>
            <text:p>Worked with show or display tags,</text:p>
            <text:p>Pushed tags to remote repository,</text:p>
            <text:p>Using git commands:</text:p>
            <text:p>Deleted tags from local,</text:p>
            <text:p>Deleted tags from remote,</text:p>
            <text:p>Deleted multiple tags from local and remot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6/5/2018</text:p>
          </table:table-cell>
          <table:table-cell office:value-type="string" table:style-name="ce4">
            <text:p>Done documentation on the following:</text:p>
            <text:p>Viewing the created tags and pushing them to remote repository,</text:p>
            <text:p>Deleting tags from local &amp; remote repository,</text:p>
            <text:p>Deleting multiple tags from local and remote <text:s/>repository,</text:p>
            <text:p>Got to know about Checksum number, cryptographic hash number, SHA-1 algorithm,</text:p>
            <text:p>Done with a scenario by creating tags at a particular commit points inorder to take backup in the midst of several commits.</text:p>
            <text:p>After creating the tags at the historic point, need to be pushed to remote repo only then they can be seen in releases tab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5/2018</text:p>
          </table:table-cell>
          <table:table-cell office:value-type="string" table:style-name="ce4">
            <text:p>Done documentation on the scenario creating a tag at a particular commit point inorder to take backup in the midst of several commits,</text:p>
            <text:p>Created a tag for the<text:s/><text:span text:style-name="T2">past</text:span><text:s/>commit using checksum number and took a backup at a historic point,</text:p>
            <text:p>Done documentation for creating a tag on past commit,</text:p>
            <text:p>Went through the tutorial on quick basic navigation and keyboard shortcuts for using GitBash and worked on it,</text:p>
            <text:p>Solved the issue as I had a problem after exiting git log in windows git bash, text is disappeared on git bash and unable to access it proper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3">
            <text:p>18/5/2018</text:p>
          </table:table-cell>
          <table:table-cell office:value-type="string" table:style-name="ce4">
            <text:p>Done doc on using few keyboard shortcuts for using GitBash,</text:p>
            <text:p>Pulled changes from Git repository on Git hub Cloud,</text:p>
            <text:p>Parallely done doc on the scenario,</text:p>
            <text:p>Goning through the git tutorial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1/5/2018</text:p>
          </table:table-cell>
          <table:table-cell office:value-type="string" table:style-name="ce4">
            <text:p>Used a Git branch to merge a file by following the below steps:</text:p>
            <text:p>Created a branch and checked it out,</text:p>
            <text:p>Made a change in the new branch,</text:p>
            <text:p>Committed the change to the new branch,</text:p>
            <text:p>Integrated that change back into the main branch,</text:p>
            <text:p>Deleted the branch you are no longer using.</text:p>
            <text:p>Working with the documentation on the above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2/5/2018</text:p>
          </table:table-cell>
          <table:table-cell office:value-type="string" table:style-name="ce4">
            <text:p>Got to know about fast-forward merge,</text:p>
            <text:p>Done documentation on Merging a branch into master branch using git bash by following steps:</text:p>
            <text:p>Creating a new branch and make a change,</text:p>
            <text:p>Merging the branch with master &gt; “fast-forward merging”,</text:p>
            <text:p>Push your change to GitHub,</text:p>
            <text:p>Going through the tutorials Git &amp; Git hub - forking concep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3/5/2018</text:p>
          </table:table-cell>
          <table:table-cell office:value-type="string" table:style-name="ce4">
            <text:p>Done with the following scenario,</text:p>
            <text:p>Forked an example repository "Spoon-Knife repository"</text:p>
            <text:p>Synced the fork by</text:p>
            <text:p>a. Setting up Git</text:p>
            <text:p>b. Creating a local clone of the fork</text:p>
            <text:p>c. Configuring Git to sync your fork with the original Spoon-Knife repositor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4/5/2018</text:p>
          </table:table-cell>
          <table:table-cell office:value-type="string" table:style-name="ce4">
            <text:p>Done documentation on the following,</text:p>
            <text:p>Forking an example repository "Spoon-Knife repository",</text:p>
            <text:p>Syncing the fork by,</text:p>
            <text:p>a. Setting up Git</text:p>
            <text:p>b. Creating a local clone of the fork</text:p>
            <text:p>c. Configuring Git to sync your fork with the original Spoon-Knife repository</text:p>
            <text:p>Gone through the doc in GitHub.com on how to create a pull request from a fork,</text:p>
            <text:p>Attended KT session on different types of backups and EMC Avama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5/5/2018</text:p>
          </table:table-cell>
          <table:table-cell office:value-type="string" table:style-name="ce4">
            <text:p>Done a scenario by creating a pull request from fork,</text:p>
            <text:p>Working with the documentation on the above scenario,</text:p>
            <text:p>Got to know how to delete and deleted the forked repo from your GitHub account,</text:p>
            <text:p>Goning through the different types of backup operations:</text:p>
            <text:p>Full backup</text:p>
            <text:p>Incremental backup<text:s/></text:p>
            <text:p>Differential backu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1">
          <table:table-cell office:value-type="string" table:style-name="ce3">
            <text:p>29/5/2018</text:p>
          </table:table-cell>
          <table:table-cell office:value-type="string" table:style-name="ce6">
            <text:p>Done with the documentation on the following:</text:p>
            <text:p>What exactly is a pull request,</text:p>
            <text:p>Creating a pull request from fork and</text:p>
            <text:p>Opened a pull request.</text:p>
            <text:p>Got to know about git pull vs git and done doc on that.</text:p>
          </table:table-cell>
          <table:table-cell table:number-columns-repeated="16382"/>
        </table:table-row>
        <table:table-row table:number-rows-repeated="1048537" table:style-name="ro2">
          <table:table-cell table:number-columns-repeated="16384"/>
        </table:table-row>
      </table:table>
      <table:table table:name="Sheet1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nasa Dodda</dc:creator>
    <meta:creation-date>2009-04-16T11:32:48Z</meta:creation-date>
    <dc:date>2018-05-29T16:53:3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